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801cm" fo:margin-left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3.895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3.3cm"/>
    </style:style>
    <style:style style:name="Table1.E" style:family="table-column">
      <style:table-column-properties style:column-width="3.6cm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2" style:family="table-row">
      <style:table-row-properties style:min-row-height="0.721cm" fo:background-color="transparent">
        <style:background-image/>
      </style:table-row-properties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9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16.801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3.895cm"/>
    </style:style>
    <style:style style:name="Table2.C" style:family="table-column">
      <style:table-column-properties style:column-width="3.801cm"/>
    </style:style>
    <style:style style:name="Table2.D" style:family="table-column">
      <style:table-column-properties style:column-width="3.3cm"/>
    </style:style>
    <style:style style:name="Table2.E" style:family="table-column">
      <style:table-column-properties style:column-width="3.6cm"/>
    </style:style>
    <style:style style:name="Table2.1" style:family="table-row">
      <style:table-row-properties style:min-row-height="0.794cm" fo:background-color="transparent">
        <style:background-image/>
      </style:table-row-properties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721cm" fo:background-color="transparent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13" style:family="table-row">
      <style:table-row-properties fo:background-color="transparent">
        <style:background-image/>
      </style:table-row-properties>
    </style:style>
    <style:style style:name="Table2.14" style:family="table-row">
      <style:table-row-properties fo:background-color="transparent">
        <style:background-image/>
      </style:table-row-properties>
    </style:style>
    <style:style style:name="Table2.15" style:family="table-row">
      <style:table-row-properties fo:background-color="transparent">
        <style:background-image/>
      </style:table-row-properties>
    </style:style>
    <style:style style:name="Table2.16" style:family="table-row">
      <style:table-row-properties fo:background-color="transparent">
        <style:background-image/>
      </style:table-row-properties>
    </style:style>
    <style:style style:name="Table2.17" style:family="table-row">
      <style:table-row-properties fo:background-color="transparent">
        <style:background-image/>
      </style:table-row-properties>
    </style:style>
    <style:style style:name="Table2.18" style:family="table-row">
      <style:table-row-properties fo:background-color="transparent">
        <style:background-image/>
      </style:table-row-properties>
    </style:style>
    <style:style style:name="Table2.19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3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ff0000" loext:opacity="10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3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3fa15a" officeooo:paragraph-rsid="003fa15a" style:font-size-asian="12pt" style:font-size-complex="12pt"/>
    </style:style>
    <style:style style:name="P1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3fa15a" officeooo:paragraph-rsid="0044ad1b" style:font-size-asian="12pt" style:font-size-complex="12pt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0b145" style:font-size-asian="12pt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a0567" style:font-size-asian="12pt" style:font-size-complex="12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e9274" style:font-size-asian="12pt" style:font-size-complex="12pt"/>
    </style:style>
    <style:style style:name="P1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f9510" style:font-size-asian="12pt" style:font-size-complex="12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511df7" style:font-size-asian="12pt" style:font-size-complex="12pt"/>
    </style:style>
    <style:style style:name="P2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46c1" officeooo:paragraph-rsid="004146c1" style:font-size-asian="12pt" style:font-size-complex="12pt"/>
    </style:style>
    <style:style style:name="P2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4804" officeooo:paragraph-rsid="004a0567" style:font-size-asian="12pt" style:font-size-complex="12pt"/>
    </style:style>
    <style:style style:name="P2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71cc" officeooo:paragraph-rsid="004171cc" style:font-size-asian="12pt" style:font-size-complex="12pt"/>
    </style:style>
    <style:style style:name="P2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4ad1b" style:font-size-asian="12pt" style:font-size-complex="12pt"/>
    </style:style>
    <style:style style:name="P2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a0567" style:font-size-asian="12pt" style:font-size-complex="12pt"/>
    </style:style>
    <style:style style:name="P2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e9274" style:font-size-asian="12pt" style:font-size-complex="12pt"/>
    </style:style>
    <style:style style:name="P2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a0567" officeooo:paragraph-rsid="004a0567" style:font-size-asian="12pt" style:font-size-complex="12pt"/>
    </style:style>
    <style:style style:name="P2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aa387" officeooo:paragraph-rsid="004aa387" style:font-size-asian="12pt" style:font-size-complex="12pt"/>
    </style:style>
    <style:style style:name="P2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e9274" officeooo:paragraph-rsid="004e9274" style:font-size-asian="12pt" style:font-size-complex="12pt"/>
    </style:style>
    <style:style style:name="P3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f9510" style:font-size-asian="12pt" style:font-size-complex="12pt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02d28" style:font-size-asian="12pt" style:font-size-complex="12pt"/>
    </style:style>
    <style:style style:name="P3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11df7" style:font-size-asian="12pt" style:font-size-complex="12pt"/>
    </style:style>
    <style:style style:name="P3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a0567" style:font-size-asian="12pt" style:font-size-complex="12p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02d28" officeooo:paragraph-rsid="00502d28" style:font-size-asian="12pt" style:font-size-complex="12p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11df7" officeooo:paragraph-rsid="00511df7" style:font-size-asian="12pt" style:font-size-complex="12pt"/>
    </style:style>
    <style:style style:name="P36" style:family="paragraph" style:parent-style-name="Text_20_body">
      <style:text-properties officeooo:rsid="000ef043" officeooo:paragraph-rsid="000ef043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loext:opacity="0%" style:font-name="Times New Roman3" officeooo:rsid="003e05bc" officeooo:paragraph-rsid="003e05bc" style:font-size-complex="14pt"/>
    </style:style>
    <style:style style:name="P38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2d0fd" officeooo:paragraph-rsid="0013326f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officeooo:rsid="003fa15a" officeooo:paragraph-rsid="003fa15a"/>
    </style:style>
    <style:style style:name="P41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officeooo:rsid="003fa15a" officeooo:paragraph-rsid="0044ad1b"/>
    </style:style>
    <style:style style:name="P42" style:family="paragraph" style:parent-style-name="Листинг">
      <style:text-properties style:use-window-font-color="true" loext:opacity="0%" officeooo:rsid="00136246" officeooo:paragraph-rsid="005a783a"/>
    </style:style>
    <style:style style:name="P43" style:family="paragraph" style:parent-style-name="Листинг">
      <style:text-properties style:use-window-font-color="true" loext:opacity="0%" officeooo:rsid="00136246" officeooo:paragraph-rsid="00136246"/>
    </style:style>
    <style:style style:name="P44" style:family="paragraph" style:parent-style-name="Листинг">
      <style:paragraph-properties fo:margin-left="0cm" fo:margin-right="0cm" fo:text-indent="0cm" style:auto-text-indent="false"/>
      <style:text-properties style:use-window-font-color="true" loext:opacity="0%" officeooo:rsid="00136246" officeooo:paragraph-rsid="00136246"/>
    </style:style>
    <style:style style:name="P45" style:family="paragraph" style:parent-style-name="Standard">
      <style:text-properties style:use-window-font-color="true" loext:opacity="0%" officeooo:rsid="0018933d" officeooo:paragraph-rsid="005a783a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18933d" officeooo:paragraph-rsid="005f8a93"/>
    </style:style>
    <style:style style:name="P47" style:family="paragraph" style:parent-style-name="Text_20_body">
      <style:text-properties officeooo:rsid="00579b63" officeooo:paragraph-rsid="00579b63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Standard">
      <style:text-properties officeooo:rsid="0018933d" officeooo:paragraph-rsid="0018933d"/>
    </style:style>
    <style:style style:name="P50" style:family="paragraph" style:parent-style-name="Standard">
      <style:text-properties officeooo:rsid="0018933d" officeooo:paragraph-rsid="005a783a"/>
    </style:style>
    <style:style style:name="P51" style:family="paragraph" style:parent-style-name="Text_20_body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3326f" officeooo:paragraph-rsid="00626fd6" style:font-size-asian="14pt" style:language-asian="ru" style:country-asian="RU" style:font-name-complex="Times New Roman1" style:font-size-complex="14pt" style:language-complex="ar" style:country-complex="SA"/>
    </style:style>
    <style:style style:name="P52" style:family="paragraph" style:parent-style-name="Heading_20_1">
      <style:paragraph-properties fo:break-before="page"/>
      <style:text-properties officeooo:paragraph-rsid="003724e9"/>
    </style:style>
    <style:style style:name="P53" style:family="paragraph" style:parent-style-name="Heading_20_1">
      <style:text-properties style:use-window-font-color="true" loext:opacity="0%" officeooo:rsid="0014324b" officeooo:paragraph-rsid="005a783a"/>
    </style:style>
    <style:style style:name="P54" style:family="paragraph" style:parent-style-name="Heading_20_1">
      <style:paragraph-properties fo:break-before="page"/>
      <style:text-properties style:use-window-font-color="true" loext:opacity="0%" officeooo:rsid="00136246" officeooo:paragraph-rsid="005a783a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7" style:family="paragraph" style:parent-style-name="Standard">
      <style:text-properties style:use-window-font-color="true" loext:opacity="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58" style:family="paragraph" style:parent-style-name="Standard">
      <loext:graphic-properties draw:fill-gradient-name="Gradient_20_1" draw:fill-hatch-name="hatch"/>
      <style:text-properties style:use-window-font-color="true" loext:opacity="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59" style:family="paragraph" style:parent-style-name="Standard">
      <style:text-properties style:use-window-font-color="true" loext:opacity="0%" style:font-name="Times New Roman3" fo:font-size="14pt" fo:language="ru" fo:country="RU" officeooo:rsid="000ef043" officeooo:paragraph-rsid="006130ce" style:font-size-asian="14pt" style:language-asian="ru" style:country-asian="RU" style:font-name-complex="Times New Roman1" style:font-size-complex="12pt" style:language-complex="ar" style:country-complex="SA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urier New" fo:font-size="11pt" officeooo:rsid="0018933d" officeooo:paragraph-rsid="005f8a93" style:font-size-asian="9.60000038146973pt" style:font-size-complex="11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style:font-name="Courier New" fo:font-size="11pt" officeooo:rsid="0018933d" officeooo:paragraph-rsid="005f8a93" style:font-size-asian="9.60000038146973pt" style:font-size-complex="11pt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2d0fd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44ad1b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576de0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font-name="Times New Roman3" style:font-size-complex="14pt"/>
    </style:style>
    <style:style style:name="T8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fo:font-variant="normal" fo:text-transform="none" style:use-window-font-color="true" loext:opacity="0%" style:text-position="0% 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2" style:family="text">
      <style:text-properties fo:font-variant="normal" fo:text-transform="none" style:use-window-font-color="true" loext:opacity="0%" style:text-position="0% 100%" style:font-name="Times New Roman3" fo:font-size="14pt" fo:language="ru" fo:country="RU" fo:font-weight="bold" officeooo:rsid="003e05bc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3" style:family="text">
      <style:text-properties fo:language="en" fo:country="US" officeooo:rsid="005a783a"/>
    </style:style>
    <style:style style:name="T14" style:family="text">
      <style:text-properties officeooo:rsid="001b2153"/>
    </style:style>
    <style:style style:name="T15" style:family="text">
      <style:text-properties style:use-window-font-color="true" loext:opacity="0%" style:font-name="Times New Roman3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style:use-window-font-color="true" loext:opacity="0%" style:font-name="Times New Roman3" fo:font-size="14pt" fo:language="ru" fo:country="RU" fo:font-weight="bold" officeooo:rsid="001991e7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style:use-window-font-color="true" loext:opacity="0%" style:font-name="Times New Roman3" fo:font-size="14pt" fo:language="ru" fo:country="RU" fo:font-weight="bold" officeooo:rsid="003e05b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8" style:family="text">
      <style:text-properties style:use-window-font-color="true" loext:opacity="0%" style:font-name="Times New Roman3" officeooo:rsid="003e05bc" style:font-size-complex="14pt"/>
    </style:style>
    <style:style style:name="T19" style:family="text">
      <style:text-properties officeooo:rsid="003fa15a"/>
    </style:style>
    <style:style style:name="T20" style:family="text">
      <style:text-properties officeooo:rsid="0040b145"/>
    </style:style>
    <style:style style:name="T21" style:family="text">
      <style:text-properties officeooo:rsid="00467fc3"/>
    </style:style>
    <style:style style:name="T22" style:family="text">
      <style:text-properties officeooo:rsid="004a0567"/>
    </style:style>
    <style:style style:name="T23" style:family="text">
      <style:text-properties officeooo:rsid="004aa387"/>
    </style:style>
    <style:style style:name="T24" style:family="text">
      <style:text-properties officeooo:rsid="004d9d82"/>
    </style:style>
    <style:style style:name="T25" style:family="text">
      <style:text-properties officeooo:rsid="004e9274"/>
    </style:style>
    <style:style style:name="T26" style:family="text">
      <style:text-properties officeooo:rsid="004f9510"/>
    </style:style>
    <style:style style:name="T27" style:family="text">
      <style:text-properties officeooo:rsid="00502d28"/>
    </style:style>
    <style:style style:name="T28" style:family="text">
      <style:text-properties officeooo:rsid="00511df7"/>
    </style:style>
    <style:style style:name="T29" style:family="text">
      <style:text-properties officeooo:rsid="00579b63"/>
    </style:style>
    <style:style style:name="T30" style:family="text">
      <style:text-properties officeooo:rsid="005a783a"/>
    </style:style>
    <style:style style:name="T31" style:family="text">
      <style:text-properties officeooo:rsid="000ef043"/>
    </style:style>
    <style:style style:name="T32" style:family="text">
      <style:text-properties officeooo:rsid="005c4a44"/>
    </style:style>
    <style:style style:name="T33" style:family="text">
      <style:text-properties officeooo:rsid="005df2e6"/>
    </style:style>
    <style:style style:name="T34" style:family="text">
      <style:text-properties officeooo:rsid="005f8a93"/>
    </style:style>
    <style:style style:name="T35" style:family="text">
      <style:text-properties officeooo:rsid="005fcc75"/>
    </style:style>
    <style:style style:name="T36" style:family="text">
      <style:text-properties officeooo:rsid="00626fd6"/>
    </style:style>
    <style:style style:name="T37" style:family="text">
      <style:text-properties officeooo:rsid="006459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8"> </text:span><text:span text:style-name="T15">№</text:span><text:span text:style-name="T16">1</text:span></text:p>
      <text:p text:style-name="P2"><text:span text:style-name="T2">по дисциплине </text:span><text:span text:style-name="T9">«</text:span><text:span text:style-name="T17">Организация ЭВМ и систем</text:span><text:span text:style-name="T9">»</text:span></text:p>
      <text:p text:style-name="P2"><text:span text:style-name="Book_20_Title"><text:span text:style-name="T10">Тема: </text:span></text:span><text:span text:style-name="Book_20_Title"><text:span text:style-name="T11">Трансляция, отладка и выполнение программ на язык</text:span></text:span><text:span text:style-name="Book_20_Title"><text:span text:style-name="T12">е </text:span></text:span><text:span text:style-name="Book_20_Title"><text:span text:style-name="T11">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7">Студент гр. </text:span><text:span text:style-name="T18">138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37">Малых А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37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19">22</text:span></text:p>
      <text:h text:style-name="P55" text:outline-level="2">Цель работы.</text:h>
      <text:p text:style-name="P48"><text:tab/><text:span text:style-name="T29">Из</text:span><text:span text:style-name="T34">учить структуру программ</text:span><text:span text:style-name="T35">ы</text:span><text:span text:style-name="T34">, записанн</text:span><text:span text:style-name="T35">ой</text:span><text:span text:style-name="T34"> на языке ассемблера. </text:span><text:span text:style-name="T36">Получить навыки в работе с </text:span><text:span text:style-name="T37">транслятором и отладчиком</text:span><text:span text:style-name="T36"> для ассемблера.</text:span></text:p>
      <text:p text:style-name="P36"/>
      <text:h text:style-name="Heading_20_2" text:outline-level="2">Задание.</text:h>
      <text:p text:style-name="P57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59">Выполняемые функцией действия и задаваемые ей параметры — следующие: </text:p>
      <text:p text:style-name="P59">- обеспечивается вывод на экран строки символов, заканчивающейся знаком "$";</text:p>
      <text:p text:style-name="P57">- требуется задание в регистре ah номера функции, равного 09h, а в регистре dx - смещения адреса выводимой строки;</text:p>
      <text:p text:style-name="P57">- используется регистр ax и не сохраняется его содержимое.</text:p>
      <text:p text:style-name="P57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57">3. Загрузить файл hello1.asm из каталога Задания в каталог Masm.</text:p>
      <text:p text:style-name="P57">4. Протранслировать программу с помощью строки</text:p>
      <text:p text:style-name="P57">&gt; masm hello1.asm c созданием объектного файла и файла диагностических сообщений (файла листинга).</text:p>
      <text:p text:style-name="P57">Объяснить и исправить синтаксические ошибки, если они будут обнаружены транслятором.</text:p>
      <text:p text:style-name="P57">Повторить трансляцию программы до получения объектного модуля.</text:p>
      <text:p text:style-name="P57">5. Скомпоновать загрузочный модуль с помощью строки</text:p>
      <text:p text:style-name="P57">&gt; link hello1.obj</text:p>
      <text:p text:style-name="P57">с созданием карты памяти и исполняемого файла hello1.exe.</text:p>
      <text:p text:style-name="P59"><text:soft-page-break/>6. Выполнить программу в автоматическом режиме путем набора строки</text:p>
      <text:p text:style-name="P59"><text:s/>&gt; hello1.exe</text:p>
      <text:p text:style-name="P57">убедиться в корректности ее работы и зафиксировать результат выполнения в протоколе.</text:p>
      <text:p text:style-name="P57">7. Запустить выполнение программы под управлением отладчика с помощью команды</text:p>
      <text:p text:style-name="P57">&gt; afd hello1.exe</text:p>
      <text:p text:style-name="P58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57"/>
      <text:h text:style-name="Heading_20_2" text:outline-level="2">Выполнение работы.</text:h>
      <text:p text:style-name="P47">В таблицах 1 и 2 показаны результаты прогона программ hello1.asm и hello2.asm. </text:p>
      <text:p text:style-name="P40"><text:span text:style-name="T4">Т</text:span><text:span text:style-name="T3">аблица 1 — Результаты прогона программы hello1.</text:span><text:span text:style-name="T6">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14">Адрес Команды</text:p>
          </table:table-cell>
          <table:table-cell table:style-name="Table1.A1" table:number-rows-spanned="2" office:value-type="string">
            <text:p text:style-name="P14"><text:s/>Символический</text:p>
            <text:p text:style-name="P14"><text:s/>код команды</text:p>
          </table:table-cell>
          <table:table-cell table:style-name="Table1.A1" table:number-rows-spanned="2" office:value-type="string">
            <text:p text:style-name="P14">16-ричный</text:p>
            <text:p text:style-name="P14">код команды</text:p>
          </table:table-cell>
          <table:table-cell table:style-name="Table1.D1" table:number-columns-spanned="2" office:value-type="string">
            <text:p text:style-name="P14">Содержимое регистров и ячеек памяти</text:p>
          </table:table-cell>
          <table:covered-table-cell/>
        </table:table-row>
        <table:table-row table:style-name="Table1.2">
          <table:covered-table-cell table:style-name="Table1.A2"/>
          <table:covered-table-cell table:style-name="Table1.A2"/>
          <table:covered-table-cell table:style-name="Table1.A2"/>
          <table:table-cell table:style-name="Table1.A2" office:value-type="string">
            <text:p text:style-name="P14">До выполнения</text:p>
          </table:table-cell>
          <table:table-cell table:style-name="Table1.E2" office:value-type="string">
            <text:p text:style-name="P14">После выполнения</text:p>
          </table:table-cell>
        </table:table-row>
        <table:table-row table:style-name="Table1.3">
          <table:table-cell table:style-name="Table1.A2" office:value-type="string">
            <text:p text:style-name="P16">0010</text:p>
          </table:table-cell>
          <table:table-cell table:style-name="Table1.A2" office:value-type="string">
            <text:p text:style-name="P16">mov ax, 1A07 </text:p>
          </table:table-cell>
          <table:table-cell table:style-name="Table1.A2" office:value-type="string">
            <text:p text:style-name="P16">B8 07 1A</text:p>
          </table:table-cell>
          <table:table-cell table:style-name="Table1.A2" office:value-type="string">
            <text:p text:style-name="P24"><text:span text:style-name="T22">(SS) =</text:span> <text:span text:style-name="T21">1A0A</text:span></text:p>
            <text:p text:style-name="P24"><text:span text:style-name="T22">(DS)</text:span> <text:span text:style-name="T22">=</text:span> 19F5</text:p>
            <text:p text:style-name="P24"><text:span text:style-name="T22">(ES) =</text:span> 19F5</text:p>
            <text:p text:style-name="P25"><text:span text:style-name="T22">(</text:span><text:span text:style-name="T24">C</text:span><text:span text:style-name="T22">S) </text:span><text:span text:style-name="T24">=</text:span> 1A0<text:span text:style-name="T24">5</text:span></text:p>
            <text:p text:style-name="P25"><text:span text:style-name="T22">(AX) =</text:span><text:span text:style-name="T20"> 0000</text:span></text:p>
            <text:p text:style-name="P16"><text:span text:style-name="T22">(IP) =</text:span> 0010</text:p>
          </table:table-cell>
          <table:table-cell table:style-name="Table1.E2" office:value-type="string">
            <text:p text:style-name="P16"><text:span text:style-name="T22">(AX) = 1A0</text:span>7</text:p>
            <text:p text:style-name="P17"><text:span text:style-name="T22">(IP) =</text:span> 001<text:span text:style-name="T22">3</text:span></text:p>
          </table:table-cell>
        </table:table-row>
        <table:table-row table:style-name="Table1.4">
          <table:table-cell table:style-name="Table1.A2" office:value-type="string">
            <text:p text:style-name="P16">0013</text:p>
          </table:table-cell>
          <table:table-cell table:style-name="Table1.A2" office:value-type="string">
            <text:p text:style-name="P16">mov ds, ax</text:p>
          </table:table-cell>
          <table:table-cell table:style-name="Table1.A2" office:value-type="string">
            <text:p text:style-name="P16">8E D8</text:p>
          </table:table-cell>
          <table:table-cell table:style-name="Table1.A2" office:value-type="string">
            <text:p text:style-name="P17"><text:span text:style-name="T22">(AX) = 1A0</text:span>7</text:p>
            <text:p text:style-name="P25"><text:soft-page-break/><text:span text:style-name="T22">(DS)</text:span> <text:span text:style-name="T22">=</text:span> 19F5</text:p>
            <text:p text:style-name="P17"><text:span text:style-name="T22">(IP) =</text:span> 001<text:span text:style-name="T22">3</text:span></text:p>
          </table:table-cell>
          <table:table-cell table:style-name="Table1.E2" office:value-type="string">
            <text:p text:style-name="P17"><text:span text:style-name="T22">(AX) = 1A0</text:span>7</text:p>
            <text:p text:style-name="P25"><text:soft-page-break/><text:span text:style-name="T22">(DS)</text:span> <text:span text:style-name="T22">=</text:span> 1<text:span text:style-name="T22">A07</text:span></text:p>
            <text:p text:style-name="P17"><text:span text:style-name="T22">(IP) =</text:span> 001<text:span text:style-name="T22">5</text:span></text:p>
          </table:table-cell>
        </table:table-row>
        <table:table-row table:style-name="Table1.5">
          <table:table-cell table:style-name="Table1.A2" office:value-type="string">
            <text:p text:style-name="P21">0015</text:p>
          </table:table-cell>
          <table:table-cell table:style-name="Table1.A2" office:value-type="string">
            <text:p text:style-name="P21">mov dx, 0000</text:p>
          </table:table-cell>
          <table:table-cell table:style-name="Table1.A2" office:value-type="string">
            <text:p text:style-name="P21">BA 00 00</text:p>
          </table:table-cell>
          <table:table-cell table:style-name="Table1.A2" office:value-type="string">
            <text:p text:style-name="P27">(DX) = 0000</text:p>
            <text:p text:style-name="P17"><text:span text:style-name="T22">(IP) =</text:span> 001<text:span text:style-name="T22">5</text:span></text:p>
          </table:table-cell>
          <table:table-cell table:style-name="Table1.E2" office:value-type="string">
            <text:p text:style-name="P27">(DX) = 0000</text:p>
            <text:p text:style-name="P17"><text:span text:style-name="T22">(IP) =</text:span> 001<text:span text:style-name="T22">8</text:span></text:p>
          </table:table-cell>
        </table:table-row>
        <table:table-row table:style-name="Table1.6">
          <table:table-cell table:style-name="Table1.A2" office:value-type="string">
            <text:p text:style-name="P21">0018</text:p>
          </table:table-cell>
          <table:table-cell table:style-name="Table1.A2" office:value-type="string">
            <text:p text:style-name="P21">mov ah, 09 </text:p>
          </table:table-cell>
          <table:table-cell table:style-name="Table1.A2" office:value-type="string">
            <text:p text:style-name="P21">B4 09</text:p>
          </table:table-cell>
          <table:table-cell table:style-name="Table1.A2" office:value-type="string">
            <text:p text:style-name="P17"><text:span text:style-name="T22">(AX) = 1A0</text:span>7</text:p>
            <text:p text:style-name="P17"><text:span text:style-name="T22">(IP) =</text:span> 001<text:span text:style-name="T22">8</text:span></text:p>
          </table:table-cell>
          <table:table-cell table:style-name="Table1.E2" office:value-type="string">
            <text:p text:style-name="P17"><text:span text:style-name="T22">(AX) = 090</text:span>7</text:p>
            <text:p text:style-name="P17"><text:span text:style-name="T22">(IP) =</text:span> 00<text:span text:style-name="T22">1A</text:span></text:p>
          </table:table-cell>
        </table:table-row>
        <table:table-row table:style-name="Table1.7">
          <table:table-cell table:style-name="Table1.A2" office:value-type="string">
            <text:p text:style-name="P21">001A</text:p>
          </table:table-cell>
          <table:table-cell table:style-name="Table1.A2" office:value-type="string">
            <text:p text:style-name="P21">int 21</text:p>
          </table:table-cell>
          <table:table-cell table:style-name="Table1.A2" office:value-type="string">
            <text:p text:style-name="P21">CD 21</text:p>
          </table:table-cell>
          <table:table-cell table:style-name="Table1.A2" office:value-type="string">
            <text:p text:style-name="P17"><text:span text:style-name="T22">(AX) = 090</text:span>7</text:p>
            <text:p text:style-name="P17"><text:span text:style-name="T22">(IP) =</text:span> 00<text:span text:style-name="T22">1A</text:span></text:p>
          </table:table-cell>
          <table:table-cell table:style-name="Table1.E2" office:value-type="string">
            <text:p text:style-name="P27">(AX) = 0924</text:p>
            <text:p text:style-name="P22"><text:span text:style-name="T22">(IP) =</text:span><text:span text:style-name="T20"> 001</text:span><text:span text:style-name="T22">C</text:span> </text:p>
          </table:table-cell>
        </table:table-row>
        <table:table-row table:style-name="Table1.8">
          <table:table-cell table:style-name="Table1.A2" office:value-type="string">
            <text:p text:style-name="P21">001C</text:p>
          </table:table-cell>
          <table:table-cell table:style-name="Table1.A2" office:value-type="string">
            <text:p text:style-name="P21">mov ah, 4c </text:p>
          </table:table-cell>
          <table:table-cell table:style-name="Table1.A2" office:value-type="string">
            <text:p text:style-name="P21">B4 4C</text:p>
          </table:table-cell>
          <table:table-cell table:style-name="Table1.A2" office:value-type="string">
            <text:p text:style-name="P27">(AX) = 0924</text:p>
            <text:p text:style-name="P17"><text:span text:style-name="T22">(IP) =</text:span> 001<text:span text:style-name="T22">C</text:span></text:p>
          </table:table-cell>
          <table:table-cell table:style-name="Table1.E2" office:value-type="string">
            <text:p text:style-name="P27">(AX) = 4C24</text:p>
            <text:p text:style-name="P22"><text:span text:style-name="T22">(IP) =</text:span><text:span text:style-name="T20"> 001</text:span><text:span text:style-name="T22">E</text:span> </text:p>
          </table:table-cell>
        </table:table-row>
        <table:table-row table:style-name="Table1.9">
          <table:table-cell table:style-name="Table1.A2" office:value-type="string">
            <text:p text:style-name="P21">001E</text:p>
          </table:table-cell>
          <table:table-cell table:style-name="Table1.A2" office:value-type="string">
            <text:p text:style-name="P21">int 21</text:p>
          </table:table-cell>
          <table:table-cell table:style-name="Table1.A2" office:value-type="string">
            <text:p text:style-name="P21">CD 21</text:p>
          </table:table-cell>
          <table:table-cell table:style-name="Table1.A2" office:value-type="string">
            <text:p text:style-name="P27">(AX) = 4C24</text:p>
            <text:p text:style-name="P23"><text:span text:style-name="T22">(CX)</text:span> <text:span text:style-name="T22">=</text:span> 004D</text:p>
            <text:p text:style-name="P23"><text:span text:style-name="T22">(DS) =</text:span> 1A07</text:p>
            <text:p text:style-name="P17"><text:span text:style-name="T22">(IP) =</text:span> 001<text:span text:style-name="T22">E</text:span></text:p>
          </table:table-cell>
          <table:table-cell table:style-name="Table1.E2" office:value-type="string">
            <text:p text:style-name="P27">(AX) = 0000</text:p>
            <text:p text:style-name="P23"><text:span text:style-name="T22">(CX) =</text:span> 0000</text:p>
            <text:p text:style-name="P25"><text:span text:style-name="T22">(DS)</text:span> <text:span text:style-name="T22">=</text:span> 19F5</text:p>
            <text:p text:style-name="P17"><text:span text:style-name="T22">(IP) =</text:span> 001<text:span text:style-name="T22">0</text:span></text:p>
          </table:table-cell>
        </table:table-row>
      </table:table>
      <text:p text:style-name="P39"/>
      <text:p text:style-name="P38"/>
      <text:p text:style-name="P38"/>
      <text:p text:style-name="P38"/>
      <text:p text:style-name="P38"/>
      <text:p text:style-name="P38"/>
      <text:p text:style-name="P41"><text:span text:style-name="T4">Т</text:span><text:span text:style-name="T3">аблица </text:span><text:span text:style-name="T5">2</text:span><text:span text:style-name="T3"> — Результаты прогона программы hello</text:span><text:span text:style-name="T5">2</text:span><text:span text:style-name="T3">.</text:span><text:span text:style-name="T6">asm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5">Адрес Команды</text:p>
          </table:table-cell>
          <table:table-cell table:style-name="Table2.A1" table:number-rows-spanned="2" office:value-type="string">
            <text:p text:style-name="P15"><text:s/>Символический</text:p>
            <text:p text:style-name="P15"><text:s/>код команды</text:p>
          </table:table-cell>
          <table:table-cell table:style-name="Table2.A1" table:number-rows-spanned="2" office:value-type="string">
            <text:p text:style-name="P15">16-ричный</text:p>
            <text:p text:style-name="P15">код команды</text:p>
          </table:table-cell>
          <table:table-cell table:style-name="Table2.D1" table:number-columns-spanned="2" office:value-type="string">
            <text:p text:style-name="P15">Содержимое регистров и ячеек памяти</text:p>
          </table:table-cell>
          <table:covered-table-cell/>
        </table:table-row>
        <table:table-row table:style-name="Table2.2">
          <table:covered-table-cell table:style-name="Table2.A2"/>
          <table:covered-table-cell table:style-name="Table2.A2"/>
          <table:covered-table-cell table:style-name="Table2.A2"/>
          <table:table-cell table:style-name="Table2.A2" office:value-type="string">
            <text:p text:style-name="P15">До выполнения</text:p>
          </table:table-cell>
          <table:table-cell table:style-name="Table2.E2" office:value-type="string">
            <text:p text:style-name="P15">После выполнения</text:p>
          </table:table-cell>
        </table:table-row>
        <table:table-row table:style-name="Table2.3">
          <table:table-cell table:style-name="Table2.A2" office:value-type="string">
            <text:p text:style-name="P16">00<text:span text:style-name="T23">05</text:span></text:p>
          </table:table-cell>
          <table:table-cell table:style-name="Table2.A2" office:value-type="string">
            <text:p text:style-name="P28">Push ds</text:p>
          </table:table-cell>
          <table:table-cell table:style-name="Table2.A2" office:value-type="string">
            <text:p text:style-name="P28">1E</text:p>
          </table:table-cell>
          <table:table-cell table:style-name="Table2.A2" office:value-type="string">
            <text:p text:style-name="P24"><text:span text:style-name="T22">(</text:span><text:span text:style-name="T25">C</text:span><text:span text:style-name="T22">S) =</text:span> <text:span text:style-name="T21">1A0A</text:span></text:p>
            <text:p text:style-name="P24"><text:span text:style-name="T22">(DS)</text:span> <text:span text:style-name="T22">=</text:span> 19F5</text:p>
            <text:p text:style-name="P24"><text:span text:style-name="T22">(ES) =</text:span> 19F5</text:p>
            <text:p text:style-name="P25"><text:span text:style-name="T22">(</text:span><text:span text:style-name="T25">S</text:span><text:span text:style-name="T22">S) </text:span><text:span text:style-name="T24">=</text:span> 1A0<text:span text:style-name="T24">5</text:span></text:p>
            <text:p text:style-name="P29">(SP) = 0018</text:p>
            <text:p text:style-name="P16"><text:span text:style-name="T22">(IP) =</text:span> 00<text:span text:style-name="T25">05</text:span></text:p>
          </table:table-cell>
          <table:table-cell table:style-name="Table2.E2" office:value-type="string">
            <text:p text:style-name="P26"><text:span text:style-name="T22">(DS)</text:span> <text:span text:style-name="T22">=</text:span> 19F5</text:p>
            <text:p text:style-name="P29">(SP) = 0016</text:p>
            <text:p text:style-name="P17"><text:span text:style-name="T22">(IP) =</text:span> 00<text:span text:style-name="T25">06</text:span></text:p>
          </table:table-cell>
        </table:table-row>
        <table:table-row table:style-name="Table2.4">
          <table:table-cell table:style-name="Table2.A2" office:value-type="string">
            <text:p text:style-name="P16">00<text:span text:style-name="T23">06</text:span></text:p>
          </table:table-cell>
          <table:table-cell table:style-name="Table2.A2" office:value-type="string">
            <text:p text:style-name="P28">Sub ax, ax</text:p>
          </table:table-cell>
          <table:table-cell table:style-name="Table2.A2" office:value-type="string">
            <text:p text:style-name="P28">2B C0</text:p>
          </table:table-cell>
          <table:table-cell table:style-name="Table2.A2" office:value-type="string">
            <text:p text:style-name="P29">(AX) = 0000</text:p>
            <text:p text:style-name="P18"><text:span text:style-name="T22">(IP) =</text:span> 00<text:span text:style-name="T25">06</text:span></text:p>
          </table:table-cell>
          <table:table-cell table:style-name="Table2.E2" office:value-type="string">
            <text:p text:style-name="P29">(AX) = 0000</text:p>
            <text:p text:style-name="P18"><text:span text:style-name="T22">(IP) =</text:span> 00<text:span text:style-name="T25">08</text:span></text:p>
          </table:table-cell>
        </table:table-row>
        <table:table-row table:style-name="Table2.5">
          <table:table-cell table:style-name="Table2.A2" office:value-type="string">
            <text:p text:style-name="P21">00<text:span text:style-name="T23">08</text:span></text:p>
          </table:table-cell>
          <table:table-cell table:style-name="Table2.A2" office:value-type="string">
            <text:p text:style-name="P28">Push ax</text:p>
          </table:table-cell>
          <table:table-cell table:style-name="Table2.A2" office:value-type="string">
            <text:p text:style-name="P28">50</text:p>
          </table:table-cell>
          <table:table-cell table:style-name="Table2.A2" office:value-type="string">
            <text:p text:style-name="P29">(AX) = 0000</text:p>
            <text:p text:style-name="P29">(SP) = 0016</text:p>
            <text:p text:style-name="P18"><text:span text:style-name="T22">(IP) =</text:span> 00<text:span text:style-name="T25">08</text:span></text:p>
          </table:table-cell>
          <table:table-cell table:style-name="Table2.E2" office:value-type="string">
            <text:p text:style-name="P29">(AX) = 0000</text:p>
            <text:p text:style-name="P29">(SP) = 0014</text:p>
            <text:p text:style-name="P18"><text:span text:style-name="T22">(IP) =</text:span> 00<text:span text:style-name="T25">09</text:span></text:p>
          </table:table-cell>
        </table:table-row>
        <table:table-row table:style-name="Table2.6">
          <table:table-cell table:style-name="Table2.A2" office:value-type="string">
            <text:p text:style-name="P21">00<text:span text:style-name="T23">09</text:span></text:p>
          </table:table-cell>
          <table:table-cell table:style-name="Table2.A2" office:value-type="string">
            <text:p text:style-name="P28">Mov ax, 1A07</text:p>
          </table:table-cell>
          <table:table-cell table:style-name="Table2.A2" office:value-type="string">
            <text:p text:style-name="P28">B8 07 1A</text:p>
          </table:table-cell>
          <table:table-cell table:style-name="Table2.A2" office:value-type="string">
            <text:p text:style-name="P29">(AX) = 0000</text:p>
            <text:p text:style-name="P18"><text:span text:style-name="T22">(IP) =</text:span> 00<text:span text:style-name="T25">09</text:span></text:p>
          </table:table-cell>
          <table:table-cell table:style-name="Table2.E2" office:value-type="string">
            <text:p text:style-name="P29">(AX) = 1A07</text:p>
            <text:p text:style-name="P18"><text:span text:style-name="T22">(IP) =</text:span> 00<text:span text:style-name="T25">0C</text:span></text:p>
          </table:table-cell>
        </table:table-row>
        <table:table-row table:style-name="Table2.7">
          <table:table-cell table:style-name="Table2.A2" office:value-type="string">
            <text:p text:style-name="P21">00<text:span text:style-name="T23">0C</text:span></text:p>
          </table:table-cell>
          <table:table-cell table:style-name="Table2.A2" office:value-type="string">
            <text:p text:style-name="P28">Mov ds, ax</text:p>
          </table:table-cell>
          <table:table-cell table:style-name="Table2.A2" office:value-type="string">
            <text:p text:style-name="P28">8ED8</text:p>
          </table:table-cell>
          <table:table-cell table:style-name="Table2.A2" office:value-type="string">
            <text:p text:style-name="P29">(AX) = 1A07</text:p>
            <text:p text:style-name="P29">(DS) = 19F5</text:p>
            <text:p text:style-name="P18"><text:span text:style-name="T22">(IP) =</text:span> 00<text:span text:style-name="T25">0C</text:span></text:p>
          </table:table-cell>
          <table:table-cell table:style-name="Table2.E2" office:value-type="string">
            <text:p text:style-name="P29">(AX) = 1A07</text:p>
            <text:p text:style-name="P29">(DS) = 1A07</text:p>
            <text:p text:style-name="P18"><text:span text:style-name="T22">(IP) =</text:span> 00<text:span text:style-name="T25">0E</text:span></text:p>
          </table:table-cell>
        </table:table-row>
        <table:table-row table:style-name="Table2.8">
          <table:table-cell table:style-name="Table2.A2" office:value-type="string">
            <text:p text:style-name="P21">00<text:span text:style-name="T23">0E</text:span></text:p>
          </table:table-cell>
          <table:table-cell table:style-name="Table2.A2" office:value-type="string">
            <text:p text:style-name="P28">Mov dx 0000</text:p>
          </table:table-cell>
          <table:table-cell table:style-name="Table2.A2" office:value-type="string">
            <text:p text:style-name="P21">B<text:span text:style-name="T23">A 00 00</text:span></text:p>
          </table:table-cell>
          <table:table-cell table:style-name="Table2.A2" office:value-type="string">
            <text:p text:style-name="P30">(DX) = 0010</text:p>
            <text:p text:style-name="P19"><text:span text:style-name="T22">(IP) =</text:span> 00<text:span text:style-name="T25">0E</text:span></text:p>
          </table:table-cell>
          <table:table-cell table:style-name="Table2.E2" office:value-type="string">
            <text:p text:style-name="P30">(DX) = 0000</text:p>
            <text:p text:style-name="P19"><text:span text:style-name="T22">(IP) =</text:span> 00<text:span text:style-name="T26">11</text:span></text:p>
          </table:table-cell>
        </table:table-row>
        <text:soft-page-break/>
        <table:table-row table:style-name="Table2.9">
          <table:table-cell table:style-name="Table2.A2" office:value-type="string">
            <text:p text:style-name="P21">001<text:span text:style-name="T26">1</text:span></text:p>
          </table:table-cell>
          <table:table-cell table:style-name="Table2.A2" office:value-type="string">
            <text:p text:style-name="P28">Call 0000</text:p>
          </table:table-cell>
          <table:table-cell table:style-name="Table2.A2" office:value-type="string">
            <text:p text:style-name="P28">E8 E<text:span text:style-name="T28">C</text:span> FF</text:p>
          </table:table-cell>
          <table:table-cell table:style-name="Table2.A2" office:value-type="string">
            <text:p text:style-name="P33">(SP) = 0014</text:p>
            <text:p text:style-name="P19"><text:span text:style-name="T22">(IP) =</text:span> 00<text:span text:style-name="T26">11</text:span></text:p>
          </table:table-cell>
          <table:table-cell table:style-name="Table2.E2" office:value-type="string">
            <text:p text:style-name="P30">(SP) = 0012</text:p>
            <text:p text:style-name="P19"><text:span text:style-name="T22">(IP) =</text:span> 00<text:span text:style-name="T25">0</text:span><text:span text:style-name="T26">0</text:span></text:p>
          </table:table-cell>
        </table:table-row>
        <table:table-row table:style-name="Table2.10">
          <table:table-cell table:style-name="Table2.A2" office:value-type="string">
            <text:p text:style-name="P30">0000</text:p>
          </table:table-cell>
          <table:table-cell table:style-name="Table2.A2" office:value-type="string">
            <text:p text:style-name="P30">Mov ah, 09</text:p>
          </table:table-cell>
          <table:table-cell table:style-name="Table2.A2" office:value-type="string">
            <text:p text:style-name="P30">B4 09</text:p>
          </table:table-cell>
          <table:table-cell table:style-name="Table2.A2" office:value-type="string">
            <text:p text:style-name="P30">(AX) = 1A07</text:p>
            <text:p text:style-name="P19"><text:span text:style-name="T22">(IP) =</text:span> 00<text:span text:style-name="T25">0</text:span><text:span text:style-name="T26">0</text:span></text:p>
          </table:table-cell>
          <table:table-cell table:style-name="Table2.E2" office:value-type="string">
            <text:p text:style-name="P30">(AX) = 0907</text:p>
            <text:p text:style-name="P30"><text:span text:style-name="T22">(IP) =</text:span><text:span text:style-name="T20"> 00</text:span><text:span text:style-name="T25">0</text:span>2</text:p>
          </table:table-cell>
        </table:table-row>
        <table:table-row table:style-name="Table2.11">
          <table:table-cell table:style-name="Table2.A2" office:value-type="string">
            <text:p text:style-name="P30">0002</text:p>
          </table:table-cell>
          <table:table-cell table:style-name="Table2.A2" office:value-type="string">
            <text:p text:style-name="P30">Int 21</text:p>
          </table:table-cell>
          <table:table-cell table:style-name="Table2.A2" office:value-type="string">
            <text:p text:style-name="P30">CD 21</text:p>
          </table:table-cell>
          <table:table-cell table:style-name="Table2.A2" office:value-type="string">
            <text:p text:style-name="P30">(AX) = 0907</text:p>
            <text:p text:style-name="P30"><text:span text:style-name="T22">(IP) =</text:span><text:span text:style-name="T20"> 00</text:span><text:span text:style-name="T25">0</text:span>2</text:p>
          </table:table-cell>
          <table:table-cell table:style-name="Table2.E2" office:value-type="string">
            <text:p text:style-name="P30">(AX) = 0924</text:p>
            <text:p text:style-name="P30"><text:span text:style-name="T22">(IP) =</text:span><text:span text:style-name="T20"> 00</text:span><text:span text:style-name="T25">0</text:span>4</text:p>
          </table:table-cell>
        </table:table-row>
        <table:table-row table:style-name="Table2.12">
          <table:table-cell table:style-name="Table2.A2" office:value-type="string">
            <text:p text:style-name="P30">0004</text:p>
          </table:table-cell>
          <table:table-cell table:style-name="Table2.A2" office:value-type="string">
            <text:p text:style-name="P30">Ret</text:p>
          </table:table-cell>
          <table:table-cell table:style-name="Table2.A2" office:value-type="string">
            <text:p text:style-name="P30">C3</text:p>
          </table:table-cell>
          <table:table-cell table:style-name="Table2.A2" office:value-type="string">
            <text:p text:style-name="P30">(SP) = 0012</text:p>
            <text:p text:style-name="P30"><text:span text:style-name="T22">(IP) =</text:span><text:span text:style-name="T20"> 00</text:span><text:span text:style-name="T25">0</text:span>4</text:p>
          </table:table-cell>
          <table:table-cell table:style-name="Table2.E2" office:value-type="string">
            <text:p text:style-name="P30">(SP) = 0014</text:p>
            <text:p text:style-name="P30"><text:span text:style-name="T22">(IP) =</text:span><text:span text:style-name="T20"> 00</text:span>14</text:p>
          </table:table-cell>
        </table:table-row>
        <table:table-row table:style-name="Table2.13">
          <table:table-cell table:style-name="Table2.A2" office:value-type="string">
            <text:p text:style-name="P34">0014</text:p>
          </table:table-cell>
          <table:table-cell table:style-name="Table2.A2" office:value-type="string">
            <text:p text:style-name="P34">Mov dx, 0010</text:p>
          </table:table-cell>
          <table:table-cell table:style-name="Table2.A2" office:value-type="string">
            <text:p text:style-name="P34">BA 10 00</text:p>
          </table:table-cell>
          <table:table-cell table:style-name="Table2.A2" office:value-type="string">
            <text:p text:style-name="P34">(DX) = 0000</text:p>
            <text:p text:style-name="P31"><text:span text:style-name="T22">(IP) =</text:span><text:span text:style-name="T20"> 00</text:span>14</text:p>
          </table:table-cell>
          <table:table-cell table:style-name="Table2.E2" office:value-type="string">
            <text:p text:style-name="P34">(DX) = 0010</text:p>
            <text:p text:style-name="P31"><text:span text:style-name="T22">(IP) =</text:span><text:span text:style-name="T20"> 00</text:span>1<text:span text:style-name="T27">7</text:span></text:p>
          </table:table-cell>
        </table:table-row>
        <table:table-row table:style-name="Table2.14">
          <table:table-cell table:style-name="Table2.A2" office:value-type="string">
            <text:p text:style-name="P34">0017</text:p>
          </table:table-cell>
          <table:table-cell table:style-name="Table2.A2" office:value-type="string">
            <text:p text:style-name="P34">Call 0000</text:p>
          </table:table-cell>
          <table:table-cell table:style-name="Table2.A2" office:value-type="string">
            <text:p text:style-name="P34">E8 E6 FF</text:p>
          </table:table-cell>
          <table:table-cell table:style-name="Table2.A2" office:value-type="string">
            <text:p text:style-name="P35"><text:span text:style-name="T26">(SP) = 0014</text:span> </text:p>
            <text:p text:style-name="P31"><text:span text:style-name="T22">(IP) =</text:span><text:span text:style-name="T20"> 00</text:span>1<text:span text:style-name="T27">7</text:span></text:p>
          </table:table-cell>
          <table:table-cell table:style-name="Table2.E2" office:value-type="string">
            <text:p text:style-name="P20"><text:span text:style-name="T26">(SP) = 001</text:span><text:span text:style-name="T28">2</text:span></text:p>
            <text:p text:style-name="P31"><text:span text:style-name="T22">(IP) =</text:span><text:span text:style-name="T20"> 00</text:span><text:span text:style-name="T27">00</text:span></text:p>
          </table:table-cell>
        </table:table-row>
        <table:table-row table:style-name="Table2.15">
          <table:table-cell table:style-name="Table2.A2" office:value-type="string">
            <text:p text:style-name="P35">0000</text:p>
          </table:table-cell>
          <table:table-cell table:style-name="Table2.A2" office:value-type="string">
            <text:p text:style-name="P35">Mov ah, 09</text:p>
          </table:table-cell>
          <table:table-cell table:style-name="Table2.A2" office:value-type="string">
            <text:p text:style-name="P35">B4 09</text:p>
          </table:table-cell>
          <table:table-cell table:style-name="Table2.A2" office:value-type="string">
            <text:p text:style-name="P32">(AX) = 0924</text:p>
            <text:p text:style-name="P32"><text:span text:style-name="T22">(IP) =</text:span><text:span text:style-name="T20"> 00</text:span><text:span text:style-name="T27">00</text:span></text:p>
          </table:table-cell>
          <table:table-cell table:style-name="Table2.E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2</text:span></text:p>
          </table:table-cell>
        </table:table-row>
        <table:table-row table:style-name="Table2.16">
          <table:table-cell table:style-name="Table2.A2" office:value-type="string">
            <text:p text:style-name="P35">0002</text:p>
          </table:table-cell>
          <table:table-cell table:style-name="Table2.A2" office:value-type="string">
            <text:p text:style-name="P35">Int 21</text:p>
          </table:table-cell>
          <table:table-cell table:style-name="Table2.A2" office:value-type="string">
            <text:p text:style-name="P35">CD 21</text:p>
          </table:table-cell>
          <table:table-cell table:style-name="Table2.A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2</text:span></text:p>
          </table:table-cell>
          <table:table-cell table:style-name="Table2.E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4</text:span></text:p>
          </table:table-cell>
        </table:table-row>
        <table:table-row table:style-name="Table2.17">
          <table:table-cell table:style-name="Table2.A2" office:value-type="string">
            <text:p text:style-name="P35">0004</text:p>
          </table:table-cell>
          <table:table-cell table:style-name="Table2.A2" office:value-type="string">
            <text:p text:style-name="P35">Ret</text:p>
          </table:table-cell>
          <table:table-cell table:style-name="Table2.A2" office:value-type="string">
            <text:p text:style-name="P35">C3 </text:p>
          </table:table-cell>
          <table:table-cell table:style-name="Table2.A2" office:value-type="string">
            <text:p text:style-name="P20"><text:span text:style-name="T26">(SP) = 001</text:span><text:span text:style-name="T28">2</text:span></text:p>
            <text:p text:style-name="P32"><text:span text:style-name="T22">(IP) =</text:span><text:span text:style-name="T20"> 00</text:span><text:span text:style-name="T27">0</text:span><text:span text:style-name="T28">4</text:span></text:p>
          </table:table-cell>
          <table:table-cell table:style-name="Table2.E2" office:value-type="string">
            <text:p text:style-name="P20"><text:span text:style-name="T26">(SP) = 001</text:span><text:span text:style-name="T28">4</text:span></text:p>
            <text:p text:style-name="P32"><text:span text:style-name="T22">(IP) =</text:span><text:span text:style-name="T20"> 00</text:span><text:span text:style-name="T28">1A</text:span></text:p>
          </table:table-cell>
        </table:table-row>
        <table:table-row table:style-name="Table2.18">
          <table:table-cell table:style-name="Table2.A2" office:value-type="string">
            <text:p text:style-name="P35">001A</text:p>
          </table:table-cell>
          <table:table-cell table:style-name="Table2.A2" office:value-type="string">
            <text:p text:style-name="P35">Ret Far</text:p>
          </table:table-cell>
          <table:table-cell table:style-name="Table2.A2" office:value-type="string">
            <text:p text:style-name="P35">CB</text:p>
          </table:table-cell>
          <table:table-cell table:style-name="Table2.A2" office:value-type="string">
            <text:p text:style-name="P35">(CS) = 1A0A</text:p>
            <text:p text:style-name="P35">(SP) = 0014</text:p>
            <text:p text:style-name="P32"><text:span text:style-name="T22">(IP) =</text:span><text:span text:style-name="T20"> 00</text:span><text:span text:style-name="T28">1A</text:span></text:p>
          </table:table-cell>
          <table:table-cell table:style-name="Table2.E2" office:value-type="string">
            <text:p text:style-name="P35">(CS) = 19F5</text:p>
            <text:p text:style-name="P35">(SP) = 0018</text:p>
            <text:p text:style-name="P32"><text:span text:style-name="T22">(IP) =</text:span><text:span text:style-name="T20"> 00</text:span><text:span text:style-name="T28">00</text:span></text:p>
          </table:table-cell>
        </table:table-row>
        <table:table-row table:style-name="Table2.19">
          <table:table-cell table:style-name="Table2.A2" office:value-type="string">
            <text:p text:style-name="P35">0000</text:p>
          </table:table-cell>
          <table:table-cell table:style-name="Table2.A2" office:value-type="string">
            <text:p text:style-name="P35">Int 20</text:p>
          </table:table-cell>
          <table:table-cell table:style-name="Table2.A2" office:value-type="string">
            <text:p text:style-name="P35">CD 20</text:p>
          </table:table-cell>
          <table:table-cell table:style-name="Table2.A2" office:value-type="string">
            <text:p text:style-name="P35">(AX) = 0924</text:p>
            <text:p text:style-name="P35">(CS) = 19F5</text:p>
            <text:p text:style-name="P35">(DS) = 1A07</text:p>
            <text:p text:style-name="P32"><text:span text:style-name="T22">(IP) =</text:span><text:span text:style-name="T20"> 00</text:span><text:span text:style-name="T28">00</text:span></text:p>
          </table:table-cell>
          <table:table-cell table:style-name="Table2.E2" office:value-type="string">
            <text:p text:style-name="P35">(AX) = 0000</text:p>
            <text:p text:style-name="P35">(CS) = 1A0A</text:p>
            <text:p text:style-name="P35">(DS) = 19F5</text:p>
            <text:p text:style-name="P32"><text:span text:style-name="T22">(IP) =</text:span><text:span text:style-name="T20"> 00</text:span><text:span text:style-name="T28">00</text:span></text:p>
          </table:table-cell>
        </table:table-row>
      </table:table>
      <text:p text:style-name="P12"><text:s/></text:p>
      <text:h text:style-name="Heading_20_2" text:outline-level="2">Выводы.</text:h>
      <text:p text:style-name="P51"><text:span text:style-name="T29"><text:tab/>Из</text:span><text:span text:style-name="T34">уч</text:span><text:span text:style-name="T36">ена</text:span><text:span text:style-name="T34"> структур</text:span><text:span text:style-name="T36">а</text:span><text:span text:style-name="T34"> программ</text:span><text:span text:style-name="T35">ы</text:span><text:span text:style-name="T34">, записанн</text:span><text:span text:style-name="T35">ой</text:span><text:span text:style-name="T34"> на языке ассемблера. </text:span><text:span text:style-name="T36">Получены навыки в работе с </text:span><text:span text:style-name="T37">транслятором и отладчиком</text:span><text:span text:style-name="T36"> для ассемблера.</text:span></text:p>
      <text:p text:style-name="P13"/>
      <text:p text:style-name="Standard"/>
      <text:p text:style-name="Text_20_body"/>
      <text:h text:style-name="P52" text:outline-level="1"><text:span text:style-name="T31">Приложение А<text:line-break/>Исходный код программы </text:span><text:span text:style-name="T30">Hello1.asm</text:span></text:h>
      <text:p text:style-name="P49"><text:span text:style-name="T14">Название</text:span> файла: <text:span text:style-name="T30">hello</text:span><text:span text:style-name="T13">1.asm</text:span></text:p>
      <text:p text:style-name="P43"/>
      <text:p text:style-name="P43">; HELLO1.ASM - <text:s/>упрощенная версия учебной программы лаб.раб. N1</text:p>
      <text:p text:style-name="P43">; <text:s text:c="14"/>по дисциплине "Архитектура компьютера"</text:p>
      <text:p text:style-name="P43">; *****************************************************************</text:p>
      <text:p text:style-name="P43">; Назначение: Программа формирует и выводит на экран приветствие</text:p>
      <text:p text:style-name="P43">; <text:s text:c="12"/>пользователя с помощью функции ДОС "Вывод строки"</text:p>
      <text:p text:style-name="P43">; <text:s text:c="12"/>(номер 09 прерывание 21h), которая:</text:p>
      <text:p text:style-name="P43">; <text:s text:c="13"/>- обеспечивает вывод на экран строки символов,</text:p>
      <text:p text:style-name="P43">; <text:s text:c="15"/>заканчивающейся знаком "$";</text:p>
      <text:p text:style-name="P43">; <text:s text:c="13"/>- требует задания в регистре ah номера функции=09h,</text:p>
      <text:p text:style-name="P43">; <text:s text:c="15"/>а в регистре dx - <text:s/>смещения <text:s/>адреса <text:s/>выводимой</text:p>
      <text:p text:style-name="P43">; <text:s text:c="15"/>строки;</text:p>
      <text:p text:style-name="P43">; <text:s text:c="13"/>- использует регистр <text:s/>ax <text:s/>и <text:s/>не сохраняет его</text:p>
      <text:p text:style-name="P43">; <text:s text:c="15"/>содержимое.</text:p>
      <text:p text:style-name="P43">; ******************************************************************</text:p>
      <text:p text:style-name="P43"/>
      <text:p text:style-name="P43"><text:s text:c="3"/>DOSSEG <text:s text:c="37"/>; Задание сегментов под ДОС</text:p>
      <text:p text:style-name="P43"><text:s text:c="3"/>.MODEL <text:s/>SMALL <text:s text:c="30"/>; Модель памяти-SMALL(Малая)</text:p>
      <text:p text:style-name="P43"><text:s text:c="3"/>.STACK <text:s/>100h <text:s text:c="31"/>; Отвести под Стек 256 байт</text:p>
      <text:p text:style-name="P43"><text:s text:c="3"/>.DATA <text:s text:c="38"/>; Начало сегмента данных</text:p>
      <text:p text:style-name="P43">Greeting <text:s/>LABEL <text:s/>BYTE <text:s text:c="25"/>; Текст <text:s/>приветствия</text:p>
      <text:p text:style-name="P43"><text:s text:c="3"/>DB 'Вас приветствует ст.гр.1383 - Малых А.А.',13,10,'$'</text:p>
      <text:p text:style-name="P43"><text:s text:c="3"/>.CODE <text:s text:c="31"/>; Начало сегмента кода</text:p>
      <text:p text:style-name="P43"><text:s text:c="3"/>mov <text:s/>ax, @data <text:s text:c="23"/>; Загрузка в DS адреса начала</text:p>
      <text:p text:style-name="P43"><text:s text:c="3"/>mov <text:s/>ds, ax <text:s text:c="26"/>; сегмента данных</text:p>
      <text:p text:style-name="P43"><text:s text:c="3"/>mov <text:s/>dx, OFFSET Greeting <text:s text:c="13"/>; Загрузка в dx смещения</text:p>
      <text:p text:style-name="P43"><text:s text:c="40"/>; адреса текста приветствия</text:p>
      <text:p text:style-name="P43">DisplayGreeting:</text:p>
      <text:p text:style-name="P43"><text:s text:c="3"/>mov <text:s/>ah, 9 <text:s text:c="27"/>; # функции ДОС печати строки</text:p>
      <text:p text:style-name="P43"><text:s text:c="3"/>int <text:s/>21h <text:s text:c="28"/>; вывод на экран <text:s/>приветствия</text:p>
      <text:p text:style-name="P43"><text:s text:c="3"/>mov <text:s/>ah, 4ch <text:s text:c="25"/>; # функции ДОС завершения программы</text:p>
      <text:p text:style-name="P43"><text:s text:c="3"/>int <text:s/>21h <text:s text:c="28"/>; завершение программы и выход в ДОС</text:p>
      <text:p text:style-name="P43"><text:s text:c="3"/>END</text:p>
      <text:p text:style-name="P44"/>
      <text:p text:style-name="P43"/>
      <text:h text:style-name="P53" text:outline-level="1"><text:soft-page-break/><text:span text:style-name="T30">П</text:span><text:span text:style-name="T31">риложение </text:span><text:span text:style-name="T30">Б</text:span><text:span text:style-name="T31"><text:line-break/>Исходный код программы </text:span><text:span text:style-name="T30">Hello2.asm</text:span></text:h>
      <text:p text:style-name="P45"><text:span text:style-name="T14">Название</text:span> файла: <text:span text:style-name="T30">hello2</text:span><text:span text:style-name="T13">.asm</text:span></text:p>
      <text:p text:style-name="P42">; HELLO2 - Учебная программа N2 <text:s/>лаб.раб.#1 по дисциплине "Архитектура компьютера"</text:p>
      <text:p text:style-name="P42">; <text:s text:c="9"/>Программа использует процедуру для печати строки</text:p>
      <text:p text:style-name="P42">;</text:p>
      <text:p text:style-name="P42">; <text:s text:c="5"/>ТЕКСТ <text:s/>ПРОГРАММЫ</text:p>
      <text:p text:style-name="P42"/>
      <text:p text:style-name="P42">EOFLine <text:s/>EQU <text:s/>'$' <text:s text:c="8"/>; Определение символьной константы</text:p>
      <text:p text:style-name="P42"><text:s text:c="26"/>; <text:s text:c="4"/>"Конец строки"</text:p>
      <text:p text:style-name="P42"/>
      <text:p text:style-name="P42">; Стек <text:s/>программы</text:p>
      <text:p text:style-name="P42"/>
      <text:p text:style-name="P42">ASSUME CS:CODE, SS:AStack</text:p>
      <text:p text:style-name="P42"/>
      <text:p text:style-name="P42">AStack <text:s text:c="3"/>SEGMENT <text:s/>STACK</text:p>
      <text:p text:style-name="P42"><text:s text:c="10"/>DW 12 DUP('!') <text:s text:c="3"/>; Отводится 12 слов памяти</text:p>
      <text:p text:style-name="P42">AStack <text:s text:c="3"/>ENDS</text:p>
      <text:p text:style-name="P42"/>
      <text:p text:style-name="P42">; Данные программы</text:p>
      <text:p text:style-name="P42"/>
      <text:p text:style-name="P42">DATA <text:s text:c="5"/>SEGMENT</text:p>
      <text:p text:style-name="P42"/>
      <text:p text:style-name="P42">; <text:s/>Директивы описания данных</text:p>
      <text:p text:style-name="P42"/>
      <text:p text:style-name="P42">HELLO <text:s text:c="4"/>DB 'Hello Worlds!', 0AH, 0DH,EOFLine</text:p>
      <text:p text:style-name="P42">GREETING <text:s/>DB 'Student from 1383 — <text:span text:style-name="T32">Malykh A.A.</text:span>$'</text:p>
      <text:p text:style-name="P42">DATA <text:s text:c="5"/>ENDS</text:p>
      <text:p text:style-name="P42"/>
      <text:p text:style-name="P42">; Код программы</text:p>
      <text:p text:style-name="P42"/>
      <text:p text:style-name="P42">CODE <text:s text:c="5"/>SEGMENT</text:p>
      <text:p text:style-name="P42">; Процедура печати строки</text:p>
      <text:p text:style-name="P42">WriteMsg <text:s/>PROC <text:s/>NEAR</text:p>
      <text:p text:style-name="P42"><text:s text:c="10"/>mov <text:s text:c="2"/>AH,9</text:p>
      <text:p text:style-name="P42"><text:s text:c="10"/>int <text:s text:c="2"/>21h <text:s/>; Вызов функции DOS по прерыванию</text:p>
      <text:p text:style-name="P42"><text:s text:c="10"/>ret</text:p>
      <text:p text:style-name="P42">WriteMsg <text:s/>ENDP</text:p>
      <text:p text:style-name="P42"/>
      <text:p text:style-name="P42">; Головная процедура</text:p>
      <text:p text:style-name="P42">Main <text:s text:c="5"/>PROC <text:s/>FAR</text:p>
      <text:p text:style-name="P42"><text:s text:c="10"/>push <text:s/>DS <text:s text:c="6"/>;\ <text:s/>Сохранение адреса начала PSP в стеке</text:p>
      <text:p text:style-name="P42"><text:s text:c="10"/>sub <text:s text:c="2"/>AX,AX <text:s text:c="3"/>; &gt; для последующего восстановления по</text:p>
      <text:p text:style-name="P42"><text:s text:c="10"/>push <text:s/>AX <text:s text:c="6"/>;/ <text:s/>команде ret, завершающей процедуру.</text:p>
      <text:p text:style-name="P42"><text:s text:c="10"/>mov <text:s text:c="2"/>AX,DATA <text:s text:c="12"/>; Загрузка сегментного</text:p>
      <text:p text:style-name="P42"><text:s text:c="10"/>mov <text:s text:c="2"/>DS,AX <text:s text:c="14"/>; регистра данных.</text:p>
      <text:p text:style-name="P42"><text:s text:c="10"/>mov <text:s text:c="2"/>DX, OFFSET HELLO <text:s text:c="3"/>; Вывод на экран первой</text:p>
      <text:p text:style-name="P42"><text:s text:c="10"/>call <text:s/>WriteMsg <text:s text:c="11"/>; строки приветствия.</text:p>
      <text:p text:style-name="P42"><text:s text:c="10"/>mov <text:s text:c="2"/>DX, OFFSET GREETING ; Вывод на экран второй</text:p>
      <text:p text:style-name="P42"><text:s text:c="10"/>call <text:s/>WriteMsg <text:s text:c="11"/>; строки приветствия.</text:p>
      <text:p text:style-name="P42"><text:s text:c="10"/>ret <text:s text:c="22"/>; Выход в DOS по команде,</text:p>
      <text:p text:style-name="P42"><text:soft-page-break/><text:s text:c="36"/>; находящейся в 1-ом слове PSP.</text:p>
      <text:p text:style-name="P42">Main <text:s text:c="5"/>ENDP</text:p>
      <text:p text:style-name="P42">CODE <text:s text:c="5"/>ENDS</text:p>
      <text:p text:style-name="P42"><text:s text:c="10"/>END Main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54" text:outline-level="1"><text:span text:style-name="T31">Приложение </text:span><text:span text:style-name="T30">В</text:span><text:span text:style-name="T31"><text:line-break/>тексты файлов диагностических сообщений </text:span></text:h>
      <text:p text:style-name="P50"><text:span text:style-name="T14">Название</text:span> файла: <text:span text:style-name="T30">hello</text:span><text:span text:style-name="T13">1.lst</text:span></text:p>
      <text:p text:style-name="P42"/>
      <text:p text:style-name="P42">#Microsoft (R) Macro Assembler Version 5.10 <text:s text:c="17"/>9/18/22 20:31:35</text:p>
      <text:p text:style-name="P42"><text:s text:c="61"/>Page <text:s text:c="4"/>1-1</text:p>
      <text:p text:style-name="P42"/>
      <text:p text:style-name="P42"/>
      <text:p text:style-name="P42"><text:tab/><text:tab/><text:tab/><text:tab/></text:p>
      <text:p text:style-name="P42"><text:tab/><text:tab/><text:tab/><text:tab/>; HELLO1.ASM - <text:s/>упрощенная версия учебной прогр</text:p>
      <text:p text:style-name="P42"><text:tab/><text:tab/><text:tab/><text:tab/>аммы лаб.раб. N1</text:p>
      <text:p text:style-name="P42"><text:tab/><text:tab/><text:tab/><text:tab/>; <text:s text:c="14"/>по дисциплине "Архитектура комп</text:p>
      <text:p text:style-name="P42"><text:tab/><text:tab/><text:tab/><text:tab/>ьютера"</text:p>
      <text:p text:style-name="P42"><text:tab/><text:tab/><text:tab/><text:tab/>; *********************************************</text:p>
      <text:p text:style-name="P42"><text:tab/><text:tab/><text:tab/><text:tab/>********************</text:p>
      <text:p text:style-name="P42"><text:tab/><text:tab/><text:tab/><text:tab/>; Назначение: Программа формирует и выводит на </text:p>
      <text:p text:style-name="P42"><text:tab/><text:tab/><text:tab/><text:tab/>экран приветствие</text:p>
      <text:p text:style-name="P42"><text:tab/><text:tab/><text:tab/><text:tab/>; <text:s text:c="12"/>пользователя с помощью функции ДО</text:p>
      <text:p text:style-name="P42"><text:tab/><text:tab/><text:tab/><text:tab/>С "Вывод строки"</text:p>
      <text:p text:style-name="P42"><text:tab/><text:tab/><text:tab/><text:tab/>; <text:s text:c="12"/>(номер 09 прерывание 21h), котора</text:p>
      <text:p text:style-name="P42"><text:tab/><text:tab/><text:tab/><text:tab/>я:</text:p>
      <text:p text:style-name="P42"><text:tab/><text:tab/><text:tab/><text:tab/>; <text:s text:c="13"/>- обеспечивает вывод на экран ст</text:p>
      <text:p text:style-name="P42"><text:tab/><text:tab/><text:tab/><text:tab/>роки символов,</text:p>
      <text:p text:style-name="P42"><text:tab/><text:tab/><text:tab/><text:tab/>; <text:s text:c="15"/>заканчивающейся знаком "$";</text:p>
      <text:p text:style-name="P42"><text:tab/><text:tab/><text:tab/><text:tab/>; <text:s text:c="13"/>- требует задания в регистре ah </text:p>
      <text:p text:style-name="P42"><text:tab/><text:tab/><text:tab/><text:tab/>номера функции=09h,</text:p>
      <text:p text:style-name="P42"><text:tab/><text:tab/><text:tab/><text:tab/>; <text:s text:c="15"/>а в регистре dx - <text:s/>смещения <text:s/>а</text:p>
      <text:p text:style-name="P42"><text:tab/><text:tab/><text:tab/><text:tab/>дреса <text:s/>выводимой</text:p>
      <text:p text:style-name="P42"><text:tab/><text:tab/><text:tab/><text:tab/>; <text:s text:c="15"/>строки;</text:p>
      <text:p text:style-name="P42"><text:tab/><text:tab/><text:tab/><text:tab/>; <text:s text:c="13"/>- использует регистр <text:s/>ax <text:s/>и <text:s/>не </text:p>
      <text:p text:style-name="P42"><text:tab/><text:tab/><text:tab/><text:tab/>сохраняет его</text:p>
      <text:p text:style-name="P42"><text:tab/><text:tab/><text:tab/><text:tab/>; <text:s text:c="15"/>содержимое.</text:p>
      <text:p text:style-name="P42"><text:tab/><text:tab/><text:tab/><text:tab/>; *********************************************</text:p>
      <text:p text:style-name="P42"><text:tab/><text:tab/><text:tab/><text:tab/>*********************</text:p>
      <text:p text:style-name="P42"><text:tab/><text:tab/><text:tab/><text:tab/></text:p>
      <text:p text:style-name="P42"><text:tab/><text:tab/><text:tab/><text:tab/> <text:s text:c="2"/>DOSSEG <text:s text:c="37"/></text:p>
      <text:p text:style-name="P42"><text:tab/><text:tab/><text:tab/><text:tab/>; Задание сегментов под ДОС</text:p>
      <text:p text:style-name="P42"><text:tab/><text:tab/><text:tab/><text:tab/> <text:s text:c="2"/>.MODEL <text:s/>SMALL <text:s text:c="30"/></text:p>
      <text:p text:style-name="P42"><text:tab/><text:tab/><text:tab/><text:tab/>; Модель памяти-SMALL(Малая)</text:p>
      <text:p text:style-name="P42"><text:tab/><text:tab/><text:tab/><text:tab/> <text:s text:c="2"/>.STACK <text:s/>100h <text:s text:c="31"/></text:p>
      <text:p text:style-name="P42"><text:soft-page-break/><text:tab/><text:tab/><text:tab/><text:tab/>; Отвести под Стек 256 байт</text:p>
      <text:p text:style-name="P42"><text:tab/><text:tab/><text:tab/><text:tab/> <text:s text:c="2"/>.DATA <text:s text:c="38"/></text:p>
      <text:p text:style-name="P42"><text:tab/><text:tab/><text:tab/><text:tab/>; Начало сегмента данных</text:p>
      <text:p text:style-name="P42"><text:s/>0000<text:tab/><text:tab/><text:tab/><text:tab/>Greeting <text:s/>LABEL <text:s/>BYTE <text:s text:c="25"/></text:p>
      <text:p text:style-name="P42"><text:tab/><text:tab/><text:tab/><text:tab/>; Текст <text:s/>приветствия</text:p>
      <text:p text:style-name="P42"><text:s/>0000 <text:s/>82 A0 E1 20 AF E0<text:tab/> <text:s text:c="2"/>DB 'Вас приветствует ст.гр.<text:span text:style-name="T32">1383</text:span> — <text:span text:style-name="T33">Малых А.А.</text:span>',13,10,'$'</text:p>
      <text:p text:style-name="P42"><text:s text:c="7"/>A8 A2 A5 E2 E1 E2<text:tab/></text:p>
      <text:p text:style-name="P42"><text:s text:c="7"/>A2 E3 A5 E2 20 E1<text:tab/></text:p>
      <text:p text:style-name="P42"><text:s text:c="7"/>E2 2E A3 E0 2E 37<text:tab/></text:p>
      <text:p text:style-name="P42"><text:s text:c="7"/>33 30 33 20 2D 20<text:tab/></text:p>
      <text:p text:style-name="P42"><text:s text:c="7"/>88 A2 A0 AD AE A2<text:tab/></text:p>
      <text:p text:style-name="P42"><text:s text:c="7"/>20 88 2E 88 2E 0D<text:tab/></text:p>
      <text:p text:style-name="P42"><text:s text:c="7"/>0A 24<text:tab/><text:tab/><text:tab/></text:p>
      <text:p text:style-name="P42"><text:tab/><text:tab/><text:tab/><text:tab/> <text:s text:c="2"/>.CODE <text:s text:c="31"/>; Начал</text:p>
      <text:p text:style-name="P42"><text:tab/><text:tab/><text:tab/><text:tab/>о сегмента кода</text:p>
      <text:p text:style-name="P42"><text:s/>0000 <text:s/>B8 ---- R<text:tab/><text:tab/> <text:s text:c="2"/>mov <text:s/>ax, @data <text:s text:c="23"/>; Загр</text:p>
      <text:p text:style-name="P42"><text:tab/><text:tab/><text:tab/><text:tab/>узка в DS адреса начала</text:p>
      <text:p text:style-name="P42"><text:s/>0003 <text:s/>8E D8<text:tab/><text:tab/><text:tab/> <text:s text:c="2"/>mov <text:s/>ds, ax <text:s text:c="26"/>; сегм</text:p>
      <text:p text:style-name="P42"><text:tab/><text:tab/><text:tab/><text:tab/>ента данных</text:p>
      <text:p text:style-name="P42"><text:s/>0005 <text:s/>BA 0000 R<text:tab/><text:tab/> <text:s text:c="2"/>mov <text:s/>dx, OFFSET Greeting <text:s text:c="13"/>; Загр</text:p>
      <text:p text:style-name="P42"><text:tab/><text:tab/><text:tab/><text:tab/>узка в dx смещения</text:p>
      <text:p text:style-name="P42"/>
      <text:p text:style-name="P42"/>
      <text:p text:style-name="P42">#Microsoft (R) Macro Assembler Version 5.10 <text:s text:c="17"/>9/18/22 20:31:35</text:p>
      <text:p text:style-name="P42"><text:s text:c="61"/>Page <text:s text:c="4"/>1-2</text:p>
      <text:p text:style-name="P42"/>
      <text:p text:style-name="P42"/>
      <text:p text:style-name="P42"><text:tab/><text:tab/><text:tab/><text:tab/> <text:s text:c="39"/>; адрес</text:p>
      <text:p text:style-name="P42"><text:tab/><text:tab/><text:tab/><text:tab/>а текста приветствия</text:p>
      <text:p text:style-name="P42"><text:s/>0008<text:tab/><text:tab/><text:tab/><text:tab/>DisplayGreeting:</text:p>
      <text:p text:style-name="P42"><text:s/>0008 <text:s/>B4 09<text:tab/><text:tab/><text:tab/> <text:s text:c="2"/>mov <text:s/>ah, 9 <text:s text:c="27"/>; # фу</text:p>
      <text:p text:style-name="P42"><text:tab/><text:tab/><text:tab/><text:tab/>нкции ДОС печати строки</text:p>
      <text:p text:style-name="P42"><text:s/>000A <text:s/>CD 21<text:tab/><text:tab/><text:tab/> <text:s text:c="2"/>int <text:s/>21h <text:s text:c="28"/>; вывод</text:p>
      <text:p text:style-name="P42"><text:tab/><text:tab/><text:tab/><text:tab/> на экран <text:s/>приветствия</text:p>
      <text:p text:style-name="P42"><text:s/>000C <text:s/>B4 4C<text:tab/><text:tab/><text:tab/> <text:s text:c="2"/>mov <text:s/>ah, 4ch <text:s text:c="25"/>; # фу</text:p>
      <text:p text:style-name="P42"><text:tab/><text:tab/><text:tab/><text:tab/>нкции ДОС завершения программы</text:p>
      <text:p text:style-name="P42"><text:s/>000E <text:s/>CD 21<text:tab/><text:tab/><text:tab/> <text:s text:c="2"/>int <text:s/>21h <text:s text:c="28"/>; завер</text:p>
      <text:p text:style-name="P42"><text:tab/><text:tab/><text:tab/><text:tab/>шение программы и выход в ДОС</text:p>
      <text:p text:style-name="P42"><text:tab/><text:tab/><text:tab/><text:tab/> <text:s text:c="2"/>END</text:p>
      <text:p text:style-name="P42"/>
      <text:p text:style-name="P42">#Microsoft (R) Macro Assembler Version 5.10 <text:s text:c="17"/>9/18/22 20:31:35</text:p>
      <text:p text:style-name="P42"><text:s text:c="61"/>Symbols-1</text:p>
      <text:p text:style-name="P42"><text:soft-page-break/></text:p>
      <text:p text:style-name="P42"/>
      <text:p text:style-name="P42">Segments and Groups:</text:p>
      <text:p text:style-name="P42"/>
      <text:p text:style-name="P42"><text:s text:c="16"/>N a m e <text:s text:c="8"/><text:tab/>Length<text:tab/> Align<text:tab/>Combine Class</text:p>
      <text:p text:style-name="P42"/>
      <text:p text:style-name="P42">DGROUP . . . . . . . . . . . . . <text:s/><text:tab/>GROUP</text:p>
      <text:p text:style-name="P42"><text:s text:c="2"/>_DATA <text:s/>. . . . . . . . . . . . <text:s/><text:tab/>002C<text:tab/>WORD<text:tab/>PUBLIC<text:tab/>'DATA'</text:p>
      <text:p text:style-name="P42"><text:s text:c="2"/>STACK <text:s/>. . . . . . . . . . . . <text:s/><text:tab/>0100<text:tab/>PARA<text:tab/>STACK<text:tab/>'STACK'</text:p>
      <text:p text:style-name="P42">_TEXT <text:s/>. . . . . . . . . . . . . <text:s/><text:tab/>0010<text:tab/>WORD<text:tab/>PUBLIC<text:tab/>'CODE'</text:p>
      <text:p text:style-name="P42"/>
      <text:p text:style-name="P42">Symbols: <text:s text:c="11"/></text:p>
      <text:p text:style-name="P42"/>
      <text:p text:style-name="P42"><text:s text:c="16"/>N a m e <text:s text:c="8"/><text:tab/>Type<text:tab/> Value<text:tab/> Attr</text:p>
      <text:p text:style-name="P42"/>
      <text:p text:style-name="P42">DISPLAYGREETING <text:s/>. . . . . . . . <text:s/><text:tab/>L NEAR<text:tab/>0008<text:tab/>_TEXT</text:p>
      <text:p text:style-name="P42"/>
      <text:p text:style-name="P42">GREETING . . . . . . . . . . . . <text:s/><text:tab/>L BYTE<text:tab/>0000<text:tab/>_DATA</text:p>
      <text:p text:style-name="P42"/>
      <text:p text:style-name="P42">@CODE <text:s/>. . . . . . . . . . . . . <text:s/><text:tab/>TEXT <text:s/>_TEXT<text:tab/><text:tab/></text:p>
      <text:p text:style-name="P42">@CODESIZE <text:s/>. . . . . . . . . . . <text:s/><text:tab/>TEXT <text:s/>0<text:tab/><text:tab/></text:p>
      <text:p text:style-name="P42">@CPU . . . . . . . . . . . . . . <text:s/><text:tab/>TEXT <text:s/>0101h<text:tab/><text:tab/></text:p>
      <text:p text:style-name="P42">@DATASIZE <text:s/>. . . . . . . . . . . <text:s/><text:tab/>TEXT <text:s/>0<text:tab/><text:tab/></text:p>
      <text:p text:style-name="P42">@FILENAME <text:s/>. . . . . . . . . . . <text:s/><text:tab/>TEXT <text:s/>HELLO1<text:tab/><text:tab/></text:p>
      <text:p text:style-name="P42">@VERSION . . . . . . . . . . . . <text:s/><text:tab/>TEXT <text:s/>510<text:tab/><text:tab/></text:p>
      <text:p text:style-name="P42"/>
      <text:p text:style-name="P42"/>
      <text:p text:style-name="P42"><text:s text:c="5"/>33 Source <text:s/>Lines</text:p>
      <text:p text:style-name="P42"><text:s text:c="5"/>33 Total <text:s text:c="2"/>Lines</text:p>
      <text:p text:style-name="P42"><text:s text:c="5"/>19 Symbols</text:p>
      <text:p text:style-name="P42"/>
      <text:p text:style-name="P42"><text:s text:c="2"/>47994 + 461313 Bytes symbol space free</text:p>
      <text:p text:style-name="P42"/>
      <text:p text:style-name="P42"><text:s text:c="6"/>0 Warning Errors</text:p>
      <text:p text:style-name="P42"><text:s text:c="6"/>0 Severe <text:s/>Errors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4"><text:tab/>Название</text:span> файла: <text:span text:style-name="T30">hello</text:span><text:span text:style-name="T34">2</text:span><text:span text:style-name="T13">.lst</text:span></text:p>
      <text:p text:style-name="P60">#Microsoft (R) Macro Assembler Version 5.10 <text:s text:c="17"/>9/18/22 20:36:33</text:p>
      <text:p text:style-name="P60"><text:s text:c="56"/>Page <text:s text:c="4"/>1-1</text:p>
      <text:p text:style-name="P60"/>
      <text:p text:style-name="P60"/>
      <text:p text:style-name="P60"><text:tab/><text:tab/><text:tab/><text:tab/>; HELLO2 - Учебная программа N2 <text:s/>лаб.раб.#1 по </text:p>
      <text:p text:style-name="P60"><text:tab/><text:tab/><text:tab/><text:tab/>дисциплине "Архитектура компьютера"</text:p>
      <text:p text:style-name="P60"><text:tab/><text:tab/><text:tab/><text:tab/>; <text:s text:c="9"/>Программа использует процедуру для п</text:p>
      <text:p text:style-name="P60"><text:tab/><text:tab/><text:tab/><text:tab/>ечати строки</text:p>
      <text:p text:style-name="P60"><text:tab/><text:tab/><text:tab/><text:tab/>;</text:p>
      <text:p text:style-name="P60"><text:tab/><text:tab/><text:tab/><text:tab/>; <text:s text:c="5"/>ТЕКСТ <text:s/>ПРОГРАММЫ</text:p>
      <text:p text:style-name="P60"><text:tab/><text:tab/><text:tab/><text:tab/></text:p>
      <text:p text:style-name="P60"><text:s/>= 0024<text:tab/><text:tab/><text:tab/><text:tab/>EOFLine <text:s/>EQU <text:s/>'$' <text:s text:c="8"/>; Определение символь</text:p>
      <text:p text:style-name="P60"><text:tab/><text:tab/><text:tab/><text:tab/>ной константы</text:p>
      <text:p text:style-name="P60"><text:tab/><text:tab/><text:tab/><text:tab/> <text:s text:c="25"/>; <text:s text:c="4"/>"Конец строки"</text:p>
      <text:p text:style-name="P60"><text:tab/><text:tab/><text:tab/><text:tab/></text:p>
      <text:p text:style-name="P60"><text:tab/><text:tab/><text:tab/><text:tab/>; Стек <text:s/>программы</text:p>
      <text:p text:style-name="P60"><text:tab/><text:tab/><text:tab/><text:tab/></text:p>
      <text:p text:style-name="P60"><text:tab/><text:tab/><text:tab/><text:tab/>ASSUME CS:CODE, SS:AStack</text:p>
      <text:p text:style-name="P60"><text:tab/><text:tab/><text:tab/><text:tab/></text:p>
      <text:p text:style-name="P60"><text:s/>0000<text:tab/><text:tab/><text:tab/><text:tab/>AStack <text:s text:c="3"/>SEGMENT <text:s/>STACK</text:p>
      <text:p text:style-name="P60"><text:s/>0000 <text:s/>000C[<text:tab/><text:tab/><text:tab/> <text:s text:c="9"/>DW 12 DUP('!') <text:s text:c="3"/>; Отводится 12 слов</text:p>
      <text:p text:style-name="P60"><text:tab/><text:tab/><text:tab/><text:tab/> памяти</text:p>
      <text:p text:style-name="P60"><text:tab/> <text:s text:c="2"/>0021<text:tab/><text:tab/><text:tab/></text:p>
      <text:p text:style-name="P60"><text:tab/><text:tab/><text:tab/> ]<text:tab/></text:p>
      <text:p text:style-name="P60"><text:tab/><text:tab/><text:tab/><text:tab/></text:p>
      <text:p text:style-name="P60"><text:s/>0018<text:tab/><text:tab/><text:tab/><text:tab/>AStack <text:s text:c="3"/>ENDS</text:p>
      <text:p text:style-name="P60"><text:tab/><text:tab/><text:tab/><text:tab/></text:p>
      <text:p text:style-name="P60"><text:tab/><text:tab/><text:tab/><text:tab/>; Данные программы</text:p>
      <text:p text:style-name="P60"><text:tab/><text:tab/><text:tab/><text:tab/></text:p>
      <text:p text:style-name="P60"><text:s/>0000<text:tab/><text:tab/><text:tab/><text:tab/>DATA <text:s text:c="5"/>SEGMENT</text:p>
      <text:p text:style-name="P60"><text:tab/><text:tab/><text:tab/><text:tab/></text:p>
      <text:p text:style-name="P60"><text:tab/><text:tab/><text:tab/><text:tab/>; <text:s/>Директивы описания данных</text:p>
      <text:p text:style-name="P60"><text:tab/><text:tab/><text:tab/><text:tab/></text:p>
      <text:p text:style-name="P60"><text:soft-page-break/><text:s/>0000 <text:s/>48 65 6C 6C 6F 20<text:tab/>HELLO <text:s text:c="4"/>DB 'Hello Worlds!', 0AH, 0DH,EOFLine</text:p>
      <text:p text:style-name="P60"><text:s text:c="7"/>57 6F 72 6C 64 73<text:tab/></text:p>
      <text:p text:style-name="P60"><text:s text:c="7"/>21 0A 0D 24<text:tab/><text:tab/></text:p>
      <text:p text:style-name="P60"><text:s/>0010 <text:s/>53 74 75 64 65 6E<text:tab/>GREETING <text:s/>DB 'Student from 1383 - Malykh A.A.$'</text:p>
      <text:p text:style-name="P60"><text:s text:c="7"/>74 20 66 72 6F 6D<text:tab/></text:p>
      <text:p text:style-name="P60"><text:s text:c="7"/>20 31 33 38 33 20<text:tab/></text:p>
      <text:p text:style-name="P60"><text:s text:c="7"/>2D 20 4D 61 6C 79<text:tab/></text:p>
      <text:p text:style-name="P60"><text:s text:c="7"/>6B 68 20 41 2E 41<text:tab/></text:p>
      <text:p text:style-name="P60"><text:s text:c="7"/>2E 24<text:tab/><text:tab/><text:tab/></text:p>
      <text:p text:style-name="P60"><text:s/>0030<text:tab/><text:tab/><text:tab/><text:tab/>DATA <text:s text:c="5"/>ENDS</text:p>
      <text:p text:style-name="P60"><text:tab/><text:tab/><text:tab/><text:tab/></text:p>
      <text:p text:style-name="P60"><text:tab/><text:tab/><text:tab/><text:tab/>; Код программы</text:p>
      <text:p text:style-name="P60"><text:tab/><text:tab/><text:tab/><text:tab/></text:p>
      <text:p text:style-name="P60"><text:s/>0000<text:tab/><text:tab/><text:tab/><text:tab/>CODE <text:s text:c="5"/>SEGMENT</text:p>
      <text:p text:style-name="P60"><text:tab/><text:tab/><text:tab/><text:tab/>; Процедура печати строки</text:p>
      <text:p text:style-name="P60"><text:s/>0000<text:tab/><text:tab/><text:tab/><text:tab/>WriteMsg <text:s/>PROC <text:s/>NEAR</text:p>
      <text:p text:style-name="P60"><text:s/>0000 <text:s/>B4 09<text:tab/><text:tab/><text:tab/> <text:s text:c="9"/>mov <text:s text:c="2"/>AH,9</text:p>
      <text:p text:style-name="P60"><text:s/>0002 <text:s/>CD 21<text:tab/><text:tab/><text:tab/> <text:s text:c="9"/>int <text:s text:c="2"/>21h <text:s/>; Вызов функции DOS по пре</text:p>
      <text:p text:style-name="P60"><text:tab/><text:tab/><text:tab/><text:tab/>рыванию</text:p>
      <text:p text:style-name="P60"><text:s/>0004 <text:s/>C3<text:tab/><text:tab/><text:tab/> <text:s text:c="9"/>ret</text:p>
      <text:p text:style-name="P60"><text:s/>0005<text:tab/><text:tab/><text:tab/><text:tab/>WriteMsg <text:s/>ENDP</text:p>
      <text:p text:style-name="P60"><text:tab/><text:tab/><text:tab/><text:tab/></text:p>
      <text:p text:style-name="P60"><text:tab/><text:tab/><text:tab/><text:tab/>; Головная процедура</text:p>
      <text:p text:style-name="P60"><text:s/>0005<text:tab/><text:tab/><text:tab/><text:tab/>Main <text:s text:c="5"/>PROC <text:s/>FAR</text:p>
      <text:p text:style-name="P60"><text:s/>0005 <text:s/>1E<text:tab/><text:tab/><text:tab/> <text:s text:c="9"/>push <text:s/>DS <text:s text:c="6"/>;\ <text:s/>Сохранение адреса </text:p>
      <text:p text:style-name="P60"/>
      <text:p text:style-name="P60">#Microsoft (R) Macro Assembler Version 5.10 <text:s text:c="17"/>9/18/22 20:36:33</text:p>
      <text:p text:style-name="P60"><text:s text:c="61"/>Page <text:s text:c="4"/>1-2</text:p>
      <text:p text:style-name="P60"/>
      <text:p text:style-name="P60"><text:tab/><text:tab/><text:tab/><text:tab/>начала PSP в стеке</text:p>
      <text:p text:style-name="P60"><text:s/>0006 <text:s/>2B C0<text:tab/><text:tab/><text:tab/> <text:s text:c="9"/>sub <text:s text:c="2"/>AX,AX <text:s text:c="3"/>; &gt; для последующего в</text:p>
      <text:p text:style-name="P60"><text:soft-page-break/><text:tab/><text:tab/><text:tab/><text:tab/>осстановления по</text:p>
      <text:p text:style-name="P60"><text:s/>0008 <text:s/>50<text:tab/><text:tab/><text:tab/> <text:s text:c="9"/>push <text:s/>AX <text:s text:c="6"/>;/ <text:s/>команде ret, завер</text:p>
      <text:p text:style-name="P60"><text:tab/><text:tab/><text:tab/><text:tab/>шающей процедуру.</text:p>
      <text:p text:style-name="P60"><text:s/>0009 <text:s/>B8 ---- R<text:tab/><text:tab/> <text:s text:c="9"/>mov <text:s text:c="2"/>AX,DATA <text:s text:c="12"/>; Загрузка </text:p>
      <text:p text:style-name="P60"><text:tab/><text:tab/><text:tab/><text:tab/>сегментного</text:p>
      <text:p text:style-name="P60"><text:s/>000C <text:s/>8E D8<text:tab/><text:tab/><text:tab/> <text:s text:c="9"/>mov <text:s text:c="2"/>DS,AX <text:s text:c="14"/>; регистра </text:p>
      <text:p text:style-name="P60"><text:tab/><text:tab/><text:tab/><text:tab/>данных.</text:p>
      <text:p text:style-name="P60"><text:s/>000E <text:s/>BA 0000 R<text:tab/><text:tab/> <text:s text:c="9"/>mov <text:s text:c="2"/>DX, OFFSET HELLO <text:s text:c="3"/>; Вывод на </text:p>
      <text:p text:style-name="P60"><text:tab/><text:tab/><text:tab/><text:tab/>экран первой</text:p>
      <text:p text:style-name="P60"><text:s/>0011 <text:s/>E8 0000 R<text:tab/><text:tab/> <text:s text:c="9"/>call <text:s/>WriteMsg <text:s text:c="11"/>; строки пр</text:p>
      <text:p text:style-name="P60"><text:tab/><text:tab/><text:tab/><text:tab/>иветствия.</text:p>
      <text:p text:style-name="P60"><text:s/>0014 <text:s/>BA 0010 R<text:tab/><text:tab/> <text:s text:c="9"/>mov <text:s text:c="2"/>DX, OFFSET GREETING ; Вывод на </text:p>
      <text:p text:style-name="P60"><text:tab/><text:tab/><text:tab/><text:tab/>экран второй</text:p>
      <text:p text:style-name="P60"><text:s/>0017 <text:s/>E8 0000 R<text:tab/><text:tab/> <text:s text:c="9"/>call <text:s/>WriteMsg <text:s text:c="11"/>; строки пр</text:p>
      <text:p text:style-name="P60"><text:tab/><text:tab/><text:tab/><text:tab/>иветствия.</text:p>
      <text:p text:style-name="P60"><text:s/>001A <text:s/>CB<text:tab/><text:tab/><text:tab/> <text:s text:c="9"/>ret <text:s text:c="22"/>; Выход в D</text:p>
      <text:p text:style-name="P60"><text:tab/><text:tab/><text:tab/><text:tab/>OS по команде,</text:p>
      <text:p text:style-name="P60"><text:tab/><text:tab/><text:tab/><text:tab/> <text:s text:c="35"/>; находящей</text:p>
      <text:p text:style-name="P60"><text:tab/><text:tab/><text:tab/><text:tab/>ся в 1-ом слове PSP.</text:p>
      <text:p text:style-name="P60"><text:s/>001B<text:tab/><text:tab/><text:tab/><text:tab/>Main <text:s text:c="5"/>ENDP</text:p>
      <text:p text:style-name="P60"><text:s/>001B<text:tab/><text:tab/><text:tab/><text:tab/>CODE <text:s text:c="5"/>ENDS</text:p>
      <text:p text:style-name="P60"><text:tab/><text:tab/><text:tab/><text:tab/> <text:s text:c="9"/>END Main</text:p>
      <text:p text:style-name="P60"/>
      <text:p text:style-name="P61">#Microsoft (R) Macro Assembler Version 5.10 <text:s text:c="17"/>9/18/22 20:36:33</text:p>
      <text:p text:style-name="P60"><text:s text:c="61"/>Symbols-1</text:p>
      <text:p text:style-name="P60"/>
      <text:p text:style-name="P60"/>
      <text:p text:style-name="P60">Segments and Groups:</text:p>
      <text:p text:style-name="P60"/>
      <text:p text:style-name="P60"><text:s text:c="16"/>N a m e <text:s text:c="8"/><text:tab/>Length<text:tab/> Align<text:tab/>Combine Class</text:p>
      <text:p text:style-name="P60"/>
      <text:p text:style-name="P60">ASTACK . . . . . . . . . . . . . <text:s/><text:tab/>0018<text:tab/>PARA<text:tab/>STACK<text:tab/></text:p>
      <text:p text:style-name="P60">CODE . . . . . . . . . . . . . . <text:s/><text:tab/>001B<text:tab/>PARA<text:tab/>NONE<text:tab/></text:p>
      <text:p text:style-name="P60">DATA . . . . . . . . . . . . . . <text:s/><text:tab/>0030<text:tab/>PARA<text:tab/>NONE<text:tab/></text:p>
      <text:p text:style-name="P60"/>
      <text:p text:style-name="P60">Symbols: <text:s text:c="11"/></text:p>
      <text:p text:style-name="P60"/>
      <text:p text:style-name="P60"><text:s text:c="16"/>N a m e <text:s text:c="8"/><text:tab/>Type<text:tab/> Value<text:tab/> Attr</text:p>
      <text:p text:style-name="P60"/>
      <text:p text:style-name="P60">EOFLINE <text:s/>. . . . . . . . . . . . <text:s/><text:tab/>NUMBER<text:tab/>0024<text:tab/></text:p>
      <text:p text:style-name="P60"/>
      <text:p text:style-name="P60">GREETING . . . . . . . . . . . . <text:s/><text:tab/>L BYTE<text:tab/>0010<text:tab/>DATA</text:p>
      <text:p text:style-name="P60"/>
      <text:p text:style-name="P60">HELLO <text:s/>. . . . . . . . . . . . . <text:s/><text:tab/>L BYTE<text:tab/>0000<text:tab/>DATA</text:p>
      <text:p text:style-name="P60"/>
      <text:p text:style-name="P60">MAIN . . . . . . . . . . . . . . <text:s/><text:tab/>F PROC<text:tab/>0005<text:tab/>CODE<text:tab/>Length = 0016</text:p>
      <text:p text:style-name="P60"/>
      <text:p text:style-name="P60">WRITEMSG . . . . . . . . . . . . <text:s/><text:tab/>N PROC<text:tab/>0000<text:tab/>CODE<text:tab/>Length = 0005</text:p>
      <text:p text:style-name="P60"/>
      <text:p text:style-name="P60">@CPU . . . . . . . . . . . . . . <text:s/><text:tab/>TEXT <text:s/>0101h<text:tab/><text:tab/></text:p>
      <text:p text:style-name="P60">@FILENAME <text:s/>. . . . . . . . . . . <text:s/><text:tab/>TEXT <text:s/>HELLO2<text:tab/><text:tab/></text:p>
      <text:p text:style-name="P60">@VERSION . . . . . . . . . . . . <text:s/><text:tab/>TEXT <text:s/>510<text:tab/><text:tab/></text:p>
      <text:p text:style-name="P60"/>
      <text:p text:style-name="P60"/>
      <text:p text:style-name="P60"><text:s text:c="5"/>52 Source <text:s/>Lines</text:p>
      <text:p text:style-name="P60"><text:s text:c="5"/>52 Total <text:s text:c="2"/>Lines</text:p>
      <text:p text:style-name="P60"><text:s text:c="5"/>13 Symbols</text:p>
      <text:p text:style-name="P60"><text:soft-page-break/></text:p>
      <text:p text:style-name="P60"><text:s text:c="2"/>48002 + 461305 Bytes symbol space free</text:p>
      <text:p text:style-name="P60"/>
      <text:p text:style-name="P60"><text:s text:c="6"/>0 Warning Errors</text:p>
      <text:p text:style-name="P60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22M32S</meta:editing-duration>
    <meta:editing-cycles>49</meta:editing-cycles>
    <meta:generator>LibreOffice/7.3.6.2$Linux_X86_64 LibreOffice_project/30$Build-2</meta:generator>
    <dc:date>2022-09-20T20:21:20.839017554</dc:date>
    <meta:document-statistic meta:table-count="3" meta:image-count="0" meta:object-count="0" meta:page-count="16" meta:paragraph-count="532" meta:word-count="2411" meta:character-count="15600" meta:non-whitespace-character-count="10268"/>
  </office:meta>
</office:document-meta>
</file>